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83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3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4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5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6" draw:text-style-name="P6" draw:layer="layout" svg:width="0.224cm" svg:height="2.73cm" svg:x="12.434cm" svg:y="13.933cm" svg:viewBox="0 0 225 2731" draw:points="0,2731 0,130 225,0 225,2601">
          <text:p/>
        </draw:polygon>
        <draw:polygon draw:style-name="gr7" draw:text-style-name="P7" draw:layer="layout" svg:width="3.974cm" svg:height="4.898cm" svg:x="8.685cm" svg:y="11.766cm" svg:viewBox="0 0 3975 4899" draw:points="225,0 3975,2168 3975,4769 3750,4899 0,2731 0,130">
          <text:p/>
        </draw:polygon>
        <draw:polygon draw:style-name="gr8" draw:text-style-name="P8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9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10" draw:text-style-name="P6" draw:layer="layout" svg:width="1.158cm" svg:height="1.347cm" svg:x="12.772cm" svg:y="6.25cm" svg:viewBox="0 0 1159 1348" draw:points="0,1348 0,708 1159,0 1159,674">
              <text:p/>
            </draw:polygon>
            <draw:polygon draw:style-name="gr11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12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13" draw:text-style-name="P9" draw:layer="layout" svg:width="0.232cm" svg:height="0.134cm" svg:x="12.649cm" svg:y="6.351cm" svg:viewBox="0 0 233 135" draw:points="117,135 0,67 117,0 233,67">
              <text:p/>
            </draw:polygon>
            <draw:polygon draw:style-name="gr14" draw:text-style-name="P9" draw:layer="layout" svg:width="0.232cm" svg:height="0.134cm" svg:x="12.474cm" svg:y="6.25cm" svg:viewBox="0 0 233 135" draw:points="117,135 0,67 117,0 233,67">
              <text:p/>
            </draw:polygon>
            <draw:polygon draw:style-name="gr15" draw:text-style-name="P9" draw:layer="layout" svg:width="0.232cm" svg:height="0.134cm" svg:x="12.649cm" svg:y="6.149cm" svg:viewBox="0 0 233 135" draw:points="117,135 0,67 117,0 233,67">
              <text:p/>
            </draw:polygon>
            <draw:polygon draw:style-name="gr16" draw:text-style-name="P9" draw:layer="layout" svg:width="0.232cm" svg:height="0.134cm" svg:x="12.824cm" svg:y="6.25cm" svg:viewBox="0 0 233 135" draw:points="117,135 0,67 117,0 233,67">
              <text:p/>
            </draw:polygon>
            <draw:line draw:style-name="gr17" draw:text-style-name="P10" draw:layer="layout" svg:x1="12.241cm" svg:y1="7.26cm" svg:x2="12.358cm" svg:y2="7.193cm">
              <text:p/>
            </draw:line>
            <draw:line draw:style-name="gr18" draw:text-style-name="P10" draw:layer="layout" svg:x1="12.008cm" svg:y1="6.485cm" svg:x2="13.115cm" svg:y2="5.845cm">
              <text:p/>
            </draw:line>
            <draw:line draw:style-name="gr19" draw:text-style-name="P10" draw:layer="layout" svg:x1="12.882cm" svg:y1="7.126cm" svg:x2="13.814cm" svg:y2="6.587cm">
              <text:p/>
            </draw:line>
            <draw:line draw:style-name="gr20" draw:text-style-name="P10" draw:layer="layout" svg:x1="12.882cm" svg:y1="7.227cm" svg:x2="13.814cm" svg:y2="6.688cm">
              <text:p/>
            </draw:line>
            <draw:line draw:style-name="gr21" draw:text-style-name="P10" draw:layer="layout" svg:x1="12.882cm" svg:y1="7.328cm" svg:x2="13.814cm" svg:y2="6.789cm">
              <text:p/>
            </draw:line>
            <draw:line draw:style-name="gr22" draw:text-style-name="P10" draw:layer="layout" svg:x1="12.882cm" svg:y1="7.429cm" svg:x2="13.814cm" svg:y2="6.89cm">
              <text:p/>
            </draw:line>
            <draw:line draw:style-name="gr23" draw:text-style-name="P10" draw:layer="layout" svg:x1="12.474cm" svg:y1="6.755cm" svg:x2="13.581cm" svg:y2="6.115cm">
              <text:p/>
            </draw:line>
            <draw:line draw:style-name="gr24" draw:text-style-name="P10" draw:layer="layout" svg:x1="12.882cm" svg:y1="7.025cm" svg:x2="13.814cm" svg:y2="6.486cm">
              <text:p/>
            </draw:line>
            <draw:line draw:style-name="gr25" draw:text-style-name="P10" draw:layer="layout" svg:x1="12.416cm" svg:y1="6.89cm" svg:x2="12.707cm" svg:y2="7.059cm">
              <text:p/>
            </draw:line>
            <draw:line draw:style-name="gr26" draw:text-style-name="P10" draw:layer="layout" svg:x1="12.474cm" svg:y1="7.025cm" svg:x2="12.707cm" svg:y2="7.16cm">
              <text:p/>
            </draw:line>
            <draw:line draw:style-name="gr27" draw:text-style-name="P10" draw:layer="layout" svg:x1="12.474cm" svg:y1="7.126cm" svg:x2="12.707cm" svg:y2="7.261cm">
              <text:p/>
            </draw:line>
            <draw:line draw:style-name="gr28" draw:text-style-name="P10" draw:layer="layout" svg:x1="12.416cm" svg:y1="7.193cm" svg:x2="12.707cm" svg:y2="7.362cm">
              <text:p/>
            </draw:line>
            <draw:line draw:style-name="gr29" draw:text-style-name="P10" draw:layer="layout" svg:x1="12.357cm" svg:y1="7.26cm" svg:x2="12.707cm" svg:y2="7.462cm">
              <text:p/>
            </draw:line>
            <draw:line draw:style-name="gr30" draw:text-style-name="P10" draw:layer="layout" svg:x1="11.658cm" svg:y1="6.452cm" svg:x2="12.008cm" svg:y2="6.654cm">
              <text:p/>
            </draw:line>
            <draw:line draw:style-name="gr31" draw:text-style-name="P10" draw:layer="layout" svg:x1="11.658cm" svg:y1="6.553cm" svg:x2="12.008cm" svg:y2="6.755cm">
              <text:p/>
            </draw:line>
            <draw:line draw:style-name="gr32" draw:text-style-name="P10" draw:layer="layout" svg:x1="11.658cm" svg:y1="6.654cm" svg:x2="12.008cm" svg:y2="6.856cm">
              <text:p/>
            </draw:line>
            <draw:line draw:style-name="gr33" draw:text-style-name="P10" draw:layer="layout" svg:x1="11.658cm" svg:y1="6.755cm" svg:x2="12.008cm" svg:y2="6.957cm">
              <text:p/>
            </draw:line>
            <draw:line draw:style-name="gr34" draw:text-style-name="P10" draw:layer="layout" svg:x1="11.658cm" svg:y1="6.856cm" svg:x2="12.008cm" svg:y2="7.058cm">
              <text:p/>
            </draw:line>
            <draw:path draw:style-name="gr35" draw:text-style-name="P6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36" draw:text-style-name="P11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37" draw:text-style-name="P10" draw:layer="layout" svg:x1="11.891cm" svg:y1="6.721cm" svg:x2="12.066cm" svg:y2="6.62cm">
              <text:p/>
            </draw:line>
            <draw:path draw:style-name="gr38" draw:text-style-name="P7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39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40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41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42" draw:text-style-name="P6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43" draw:text-style-name="P7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44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45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46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47" draw:text-style-name="P6" draw:layer="layout" svg:width="0.197cm" svg:height="0.159cm" svg:x="14.277cm" svg:y="7.414cm" svg:viewBox="0 0 198 160" draw:points="198,46 198,0 0,114 0,160">
              <text:p/>
            </draw:polygon>
            <draw:polygon draw:style-name="gr48" draw:text-style-name="P6" draw:layer="layout" svg:width="0.118cm" svg:height="0.752cm" svg:x="14.435cm" svg:y="6.821cm" svg:viewBox="0 0 119 753" draw:points="119,685 119,0 0,68 0,753">
              <text:p/>
            </draw:polygon>
            <draw:polygon draw:style-name="gr49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50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51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52" draw:text-style-name="P7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53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54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5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56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7" draw:text-style-name="P6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58" draw:text-style-name="P7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59" draw:text-style-name="P13" draw:layer="layout" svg:width="0.474cm" svg:height="0.957cm" svg:x="13.961cm" svg:y="6.615cm" svg:viewBox="0 0 475 958" draw:points="475,958 475,274 0,0 0,685">
          <text:p/>
        </draw:polygon>
        <draw:line draw:style-name="gr60" draw:text-style-name="P15" draw:layer="layout" svg:x1="17.267cm" svg:y1="14.265cm" svg:x2="19.934cm" svg:y2="12.798cm">
          <text:p/>
        </draw:line>
        <draw:line draw:style-name="gr60" draw:text-style-name="P15" draw:layer="layout" svg:x1="13cm" svg:y1="16.265cm" svg:x2="19.867cm" svg:y2="12.531cm">
          <text:p/>
        </draw:line>
        <draw:line draw:style-name="gr60" draw:text-style-name="P15" draw:layer="layout" svg:x1="20.4cm" svg:y1="13.065cm" svg:x2="19.933cm" svg:y2="12.798cm">
          <text:p/>
        </draw:line>
        <draw:line draw:style-name="gr60" draw:text-style-name="P15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61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62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63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64" draw:text-style-name="P6" draw:layer="layout" svg:width="1.284cm" svg:height="1.908cm" svg:x="16.241cm" svg:y="13.324cm" svg:viewBox="0 0 1285 1909" draw:points="1285,1167 1285,0 0,742 0,1909">
              <text:p/>
            </draw:polygon>
            <draw:polygon draw:style-name="gr65" draw:text-style-name="P11" draw:layer="layout" svg:width="1.192cm" svg:height="1.669cm" svg:x="16.286cm" svg:y="13.404cm" svg:viewBox="0 0 1193 1670" draw:points="1193,981 1193,0 0,689 0,1670">
              <text:p/>
            </draw:polygon>
            <draw:polygon draw:style-name="gr66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67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68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69" draw:text-style-name="P10" draw:layer="layout" svg:x1="17.8cm" svg:y1="14.783cm" svg:x2="16.745cm" svg:y2="15.393cm">
              <text:p/>
            </draw:line>
            <draw:line draw:style-name="gr70" draw:text-style-name="P10" draw:layer="layout" svg:x1="17.708cm" svg:y1="14.73cm" svg:x2="16.653cm" svg:y2="15.34cm">
              <text:p/>
            </draw:line>
            <draw:line draw:style-name="gr71" draw:text-style-name="P10" draw:layer="layout" svg:x1="17.616cm" svg:y1="14.677cm" svg:x2="16.561cm" svg:y2="15.287cm">
              <text:p/>
            </draw:line>
            <draw:line draw:style-name="gr72" draw:text-style-name="P10" draw:layer="layout" svg:x1="16.7cm" svg:y1="15.207cm" svg:x2="16.608cm" svg:y2="15.154cm">
              <text:p/>
            </draw:line>
            <draw:line draw:style-name="gr73" draw:text-style-name="P10" draw:layer="layout" svg:x1="16.791cm" svg:y1="15.154cm" svg:x2="16.699cm" svg:y2="15.101cm">
              <text:p/>
            </draw:line>
            <draw:line draw:style-name="gr74" draw:text-style-name="P10" draw:layer="layout" svg:x1="16.883cm" svg:y1="15.101cm" svg:x2="16.791cm" svg:y2="15.048cm">
              <text:p/>
            </draw:line>
            <draw:line draw:style-name="gr75" draw:text-style-name="P10" draw:layer="layout" svg:x1="16.837cm" svg:y1="15.233cm" svg:x2="16.745cm" svg:y2="15.18cm">
              <text:p/>
            </draw:line>
            <draw:line draw:style-name="gr76" draw:text-style-name="P10" draw:layer="layout" svg:x1="16.929cm" svg:y1="15.18cm" svg:x2="16.837cm" svg:y2="15.127cm">
              <text:p/>
            </draw:line>
            <draw:line draw:style-name="gr77" draw:text-style-name="P10" draw:layer="layout" svg:x1="17.02cm" svg:y1="15.127cm" svg:x2="16.928cm" svg:y2="15.074cm">
              <text:p/>
            </draw:line>
            <draw:line draw:style-name="gr78" draw:text-style-name="P10" draw:layer="layout" svg:x1="16.975cm" svg:y1="15.048cm" svg:x2="16.883cm" svg:y2="14.995cm">
              <text:p/>
            </draw:line>
            <draw:line draw:style-name="gr79" draw:text-style-name="P10" draw:layer="layout" svg:x1="17.112cm" svg:y1="15.074cm" svg:x2="17.02cm" svg:y2="15.021cm">
              <text:p/>
            </draw:line>
            <draw:line draw:style-name="gr80" draw:text-style-name="P10" draw:layer="layout" svg:x1="17.067cm" svg:y1="14.995cm" svg:x2="16.975cm" svg:y2="14.942cm">
              <text:p/>
            </draw:line>
            <draw:line draw:style-name="gr81" draw:text-style-name="P10" draw:layer="layout" svg:x1="17.158cm" svg:y1="14.942cm" svg:x2="17.066cm" svg:y2="14.889cm">
              <text:p/>
            </draw:line>
            <draw:line draw:style-name="gr82" draw:text-style-name="P10" draw:layer="layout" svg:x1="17.25cm" svg:y1="14.889cm" svg:x2="17.158cm" svg:y2="14.836cm">
              <text:p/>
            </draw:line>
            <draw:line draw:style-name="gr83" draw:text-style-name="P10" draw:layer="layout" svg:x1="17.204cm" svg:y1="15.021cm" svg:x2="17.112cm" svg:y2="14.968cm">
              <text:p/>
            </draw:line>
            <draw:line draw:style-name="gr84" draw:text-style-name="P10" draw:layer="layout" svg:x1="17.296cm" svg:y1="14.968cm" svg:x2="17.204cm" svg:y2="14.915cm">
              <text:p/>
            </draw:line>
            <draw:line draw:style-name="gr85" draw:text-style-name="P10" draw:layer="layout" svg:x1="17.387cm" svg:y1="14.915cm" svg:x2="17.295cm" svg:y2="14.862cm">
              <text:p/>
            </draw:line>
            <draw:line draw:style-name="gr86" draw:text-style-name="P10" draw:layer="layout" svg:x1="17.342cm" svg:y1="14.836cm" svg:x2="17.25cm" svg:y2="14.783cm">
              <text:p/>
            </draw:line>
            <draw:line draw:style-name="gr87" draw:text-style-name="P10" draw:layer="layout" svg:x1="17.479cm" svg:y1="14.862cm" svg:x2="17.387cm" svg:y2="14.809cm">
              <text:p/>
            </draw:line>
            <draw:line draw:style-name="gr88" draw:text-style-name="P10" draw:layer="layout" svg:x1="17.433cm" svg:y1="14.783cm" svg:x2="17.341cm" svg:y2="14.73cm">
              <text:p/>
            </draw:line>
            <draw:line draw:style-name="gr89" draw:text-style-name="P10" draw:layer="layout" svg:x1="17.525cm" svg:y1="14.73cm" svg:x2="17.433cm" svg:y2="14.677cm">
              <text:p/>
            </draw:line>
            <draw:line draw:style-name="gr90" draw:text-style-name="P10" draw:layer="layout" svg:x1="17.571cm" svg:y1="14.809cm" svg:x2="17.479cm" svg:y2="14.756cm">
              <text:p/>
            </draw:line>
            <draw:line draw:style-name="gr91" draw:text-style-name="P10" draw:layer="layout" svg:x1="16.975cm" svg:y1="15.26cm" svg:x2="16.883cm" svg:y2="15.207cm">
              <text:p/>
            </draw:line>
            <draw:line draw:style-name="gr92" draw:text-style-name="P10" draw:layer="layout" svg:x1="17.067cm" svg:y1="15.207cm" svg:x2="16.975cm" svg:y2="15.154cm">
              <text:p/>
            </draw:line>
            <draw:line draw:style-name="gr93" draw:text-style-name="P10" draw:layer="layout" svg:x1="17.158cm" svg:y1="15.154cm" svg:x2="17.066cm" svg:y2="15.101cm">
              <text:p/>
            </draw:line>
            <draw:line draw:style-name="gr94" draw:text-style-name="P10" draw:layer="layout" svg:x1="17.204cm" svg:y1="15.233cm" svg:x2="17.112cm" svg:y2="15.18cm">
              <text:p/>
            </draw:line>
            <draw:line draw:style-name="gr95" draw:text-style-name="P10" draw:layer="layout" svg:x1="17.296cm" svg:y1="15.18cm" svg:x2="17.204cm" svg:y2="15.127cm">
              <text:p/>
            </draw:line>
            <draw:line draw:style-name="gr96" draw:text-style-name="P10" draw:layer="layout" svg:x1="17.25cm" svg:y1="15.101cm" svg:x2="17.158cm" svg:y2="15.048cm">
              <text:p/>
            </draw:line>
            <draw:line draw:style-name="gr97" draw:text-style-name="P10" draw:layer="layout" svg:x1="17.342cm" svg:y1="15.048cm" svg:x2="17.25cm" svg:y2="14.995cm">
              <text:p/>
            </draw:line>
            <draw:line draw:style-name="gr98" draw:text-style-name="P10" draw:layer="layout" svg:x1="17.433cm" svg:y1="14.995cm" svg:x2="17.341cm" svg:y2="14.942cm">
              <text:p/>
            </draw:line>
            <draw:line draw:style-name="gr99" draw:text-style-name="P10" draw:layer="layout" svg:x1="17.525cm" svg:y1="14.942cm" svg:x2="17.433cm" svg:y2="14.889cm">
              <text:p/>
            </draw:line>
            <draw:line draw:style-name="gr100" draw:text-style-name="P10" draw:layer="layout" svg:x1="17.663cm" svg:y1="14.968cm" svg:x2="17.571cm" svg:y2="14.915cm">
              <text:p/>
            </draw:line>
            <draw:line draw:style-name="gr101" draw:text-style-name="P10" draw:layer="layout" svg:x1="17.617cm" svg:y1="14.889cm" svg:x2="17.525cm" svg:y2="14.836cm">
              <text:p/>
            </draw:line>
            <draw:line draw:style-name="gr102" draw:text-style-name="P10" draw:layer="layout" svg:x1="17.755cm" svg:y1="14.915cm" svg:x2="17.663cm" svg:y2="14.862cm">
              <text:p/>
            </draw:line>
            <draw:line draw:style-name="gr103" draw:text-style-name="P10" draw:layer="layout" svg:x1="17.02cm" svg:y1="15.34cm" svg:x2="16.928cm" svg:y2="15.287cm">
              <text:p/>
            </draw:line>
            <draw:line draw:style-name="gr104" draw:text-style-name="P10" draw:layer="layout" svg:x1="17.112cm" svg:y1="15.286cm" svg:x2="17.02cm" svg:y2="15.233cm">
              <text:p/>
            </draw:line>
            <draw:polygon draw:style-name="gr105" draw:text-style-name="P6" draw:layer="layout" svg:width="1.284cm" svg:height="0.874cm" svg:x="17.112cm" svg:y="14.995cm" svg:viewBox="0 0 1285 875" draw:points="1285,133 1285,0 0,742 0,875">
              <text:p/>
            </draw:polygon>
            <draw:polygon draw:style-name="gr106" draw:text-style-name="P7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7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108" draw:text-style-name="P10" draw:layer="layout" svg:x1="16.745cm" svg:y1="15.286cm" svg:x2="16.653cm" svg:y2="15.233cm">
              <text:p/>
            </draw:line>
            <draw:line draw:style-name="gr109" draw:text-style-name="P10" draw:layer="layout" svg:x1="16.883cm" svg:y1="15.313cm" svg:x2="16.791cm" svg:y2="15.26cm">
              <text:p/>
            </draw:line>
          </draw:g>
        </draw:g>
        <draw:line draw:style-name="gr60" draw:text-style-name="P15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10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11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12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13" draw:text-style-name="P6" draw:layer="layout" svg:width="0.197cm" svg:height="0.159cm" svg:x="13.01cm" svg:y="16.705cm" svg:viewBox="0 0 198 160" draw:points="198,46 198,0 0,114 0,160">
              <text:p/>
            </draw:polygon>
            <draw:polygon draw:style-name="gr114" draw:text-style-name="P6" draw:layer="layout" svg:width="0.118cm" svg:height="0.752cm" svg:x="13.169cm" svg:y="16.112cm" svg:viewBox="0 0 119 753" draw:points="119,685 119,0 0,68 0,753">
              <text:p/>
            </draw:polygon>
            <draw:polygon draw:style-name="gr115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16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17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18" draw:text-style-name="P7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19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60" draw:text-style-name="P15" draw:layer="layout" svg:x1="21.701cm" svg:y1="12.303cm" svg:x2="20.812cm" svg:y2="11.795cm">
          <text:p/>
        </draw:line>
        <draw:line draw:style-name="gr60" draw:text-style-name="P15" draw:layer="layout" svg:x1="20.202cm" svg:y1="12.102cm" svg:x2="20.812cm" svg:y2="11.795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20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21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22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23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24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25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26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27" draw:text-style-name="P10" draw:layer="layout" svg:x1="23.278cm" svg:y1="10.995cm" svg:x2="23.793cm" svg:y2="10.696cm">
              <text:p/>
            </draw:line>
            <draw:polygon draw:style-name="gr128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29" draw:text-style-name="P7" draw:layer="layout" svg:width="1.287cm" svg:height="0.746cm" svg:x="23.214cm" svg:y="10.584cm" svg:viewBox="0 0 1288 747" draw:points="1288,373 644,0 0,373 644,747">
              <text:p/>
            </draw:polygon>
            <draw:polygon draw:style-name="gr130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31" draw:text-style-name="P10" draw:layer="layout" svg:width="0.643cm" svg:height="0.428cm" svg:x="24.019cm" svg:y="11.256cm" svg:viewBox="0 0 644 429" draw:points="644,75 644,0 0,373 0,429">
              <text:p/>
            </draw:polyline>
            <draw:polygon draw:style-name="gr132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33" draw:text-style-name="P9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34" draw:text-style-name="P7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5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36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37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138" draw:text-style-name="P6" draw:layer="layout" svg:width="1.284cm" svg:height="1.908cm" svg:x="21.457cm" svg:y="10.575cm" svg:viewBox="0 0 1285 1909" draw:points="1285,1167 1285,0 0,742 0,1909">
              <text:p/>
            </draw:polygon>
            <draw:polygon draw:style-name="gr139" draw:text-style-name="P11" draw:layer="layout" svg:width="1.192cm" svg:height="1.669cm" svg:x="21.502cm" svg:y="10.655cm" svg:viewBox="0 0 1193 1670" draw:points="1193,981 1193,0 0,689 0,1670">
              <text:p/>
            </draw:polygon>
            <draw:polygon draw:style-name="gr140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41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42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43" draw:text-style-name="P10" draw:layer="layout" svg:x1="23.016cm" svg:y1="12.034cm" svg:x2="21.961cm" svg:y2="12.644cm">
              <text:p/>
            </draw:line>
            <draw:line draw:style-name="gr144" draw:text-style-name="P10" draw:layer="layout" svg:x1="22.924cm" svg:y1="11.981cm" svg:x2="21.869cm" svg:y2="12.591cm">
              <text:p/>
            </draw:line>
            <draw:line draw:style-name="gr145" draw:text-style-name="P10" draw:layer="layout" svg:x1="22.832cm" svg:y1="11.928cm" svg:x2="21.777cm" svg:y2="12.538cm">
              <text:p/>
            </draw:line>
            <draw:line draw:style-name="gr146" draw:text-style-name="P10" draw:layer="layout" svg:x1="21.916cm" svg:y1="12.458cm" svg:x2="21.824cm" svg:y2="12.405cm">
              <text:p/>
            </draw:line>
            <draw:line draw:style-name="gr147" draw:text-style-name="P10" draw:layer="layout" svg:x1="22.007cm" svg:y1="12.405cm" svg:x2="21.915cm" svg:y2="12.352cm">
              <text:p/>
            </draw:line>
            <draw:line draw:style-name="gr148" draw:text-style-name="P10" draw:layer="layout" svg:x1="22.099cm" svg:y1="12.352cm" svg:x2="22.007cm" svg:y2="12.299cm">
              <text:p/>
            </draw:line>
            <draw:line draw:style-name="gr149" draw:text-style-name="P10" draw:layer="layout" svg:x1="22.053cm" svg:y1="12.484cm" svg:x2="21.961cm" svg:y2="12.431cm">
              <text:p/>
            </draw:line>
            <draw:line draw:style-name="gr150" draw:text-style-name="P10" draw:layer="layout" svg:x1="22.145cm" svg:y1="12.431cm" svg:x2="22.053cm" svg:y2="12.378cm">
              <text:p/>
            </draw:line>
            <draw:line draw:style-name="gr151" draw:text-style-name="P10" draw:layer="layout" svg:x1="22.236cm" svg:y1="12.378cm" svg:x2="22.144cm" svg:y2="12.325cm">
              <text:p/>
            </draw:line>
            <draw:line draw:style-name="gr152" draw:text-style-name="P10" draw:layer="layout" svg:x1="22.191cm" svg:y1="12.299cm" svg:x2="22.099cm" svg:y2="12.246cm">
              <text:p/>
            </draw:line>
            <draw:line draw:style-name="gr153" draw:text-style-name="P10" draw:layer="layout" svg:x1="22.328cm" svg:y1="12.325cm" svg:x2="22.236cm" svg:y2="12.272cm">
              <text:p/>
            </draw:line>
            <draw:line draw:style-name="gr154" draw:text-style-name="P10" draw:layer="layout" svg:x1="22.283cm" svg:y1="12.246cm" svg:x2="22.191cm" svg:y2="12.193cm">
              <text:p/>
            </draw:line>
            <draw:line draw:style-name="gr155" draw:text-style-name="P10" draw:layer="layout" svg:x1="22.374cm" svg:y1="12.193cm" svg:x2="22.282cm" svg:y2="12.14cm">
              <text:p/>
            </draw:line>
            <draw:line draw:style-name="gr156" draw:text-style-name="P10" draw:layer="layout" svg:x1="22.466cm" svg:y1="12.14cm" svg:x2="22.374cm" svg:y2="12.087cm">
              <text:p/>
            </draw:line>
            <draw:line draw:style-name="gr157" draw:text-style-name="P10" draw:layer="layout" svg:x1="22.42cm" svg:y1="12.272cm" svg:x2="22.328cm" svg:y2="12.219cm">
              <text:p/>
            </draw:line>
            <draw:line draw:style-name="gr158" draw:text-style-name="P10" draw:layer="layout" svg:x1="22.512cm" svg:y1="12.219cm" svg:x2="22.42cm" svg:y2="12.166cm">
              <text:p/>
            </draw:line>
            <draw:line draw:style-name="gr159" draw:text-style-name="P10" draw:layer="layout" svg:x1="22.603cm" svg:y1="12.166cm" svg:x2="22.511cm" svg:y2="12.113cm">
              <text:p/>
            </draw:line>
            <draw:line draw:style-name="gr160" draw:text-style-name="P10" draw:layer="layout" svg:x1="22.558cm" svg:y1="12.087cm" svg:x2="22.466cm" svg:y2="12.034cm">
              <text:p/>
            </draw:line>
            <draw:line draw:style-name="gr161" draw:text-style-name="P10" draw:layer="layout" svg:x1="22.695cm" svg:y1="12.113cm" svg:x2="22.603cm" svg:y2="12.06cm">
              <text:p/>
            </draw:line>
            <draw:line draw:style-name="gr162" draw:text-style-name="P10" draw:layer="layout" svg:x1="22.649cm" svg:y1="12.034cm" svg:x2="22.557cm" svg:y2="11.981cm">
              <text:p/>
            </draw:line>
            <draw:line draw:style-name="gr163" draw:text-style-name="P10" draw:layer="layout" svg:x1="22.741cm" svg:y1="11.981cm" svg:x2="22.649cm" svg:y2="11.928cm">
              <text:p/>
            </draw:line>
            <draw:line draw:style-name="gr164" draw:text-style-name="P10" draw:layer="layout" svg:x1="22.787cm" svg:y1="12.06cm" svg:x2="22.695cm" svg:y2="12.007cm">
              <text:p/>
            </draw:line>
            <draw:line draw:style-name="gr165" draw:text-style-name="P10" draw:layer="layout" svg:x1="22.191cm" svg:y1="12.511cm" svg:x2="22.099cm" svg:y2="12.458cm">
              <text:p/>
            </draw:line>
            <draw:line draw:style-name="gr166" draw:text-style-name="P10" draw:layer="layout" svg:x1="22.283cm" svg:y1="12.458cm" svg:x2="22.191cm" svg:y2="12.405cm">
              <text:p/>
            </draw:line>
            <draw:line draw:style-name="gr167" draw:text-style-name="P10" draw:layer="layout" svg:x1="22.374cm" svg:y1="12.405cm" svg:x2="22.282cm" svg:y2="12.352cm">
              <text:p/>
            </draw:line>
            <draw:line draw:style-name="gr168" draw:text-style-name="P10" draw:layer="layout" svg:x1="22.42cm" svg:y1="12.484cm" svg:x2="22.328cm" svg:y2="12.431cm">
              <text:p/>
            </draw:line>
            <draw:line draw:style-name="gr169" draw:text-style-name="P10" draw:layer="layout" svg:x1="22.512cm" svg:y1="12.431cm" svg:x2="22.42cm" svg:y2="12.378cm">
              <text:p/>
            </draw:line>
            <draw:line draw:style-name="gr170" draw:text-style-name="P10" draw:layer="layout" svg:x1="22.466cm" svg:y1="12.352cm" svg:x2="22.374cm" svg:y2="12.299cm">
              <text:p/>
            </draw:line>
            <draw:line draw:style-name="gr171" draw:text-style-name="P10" draw:layer="layout" svg:x1="22.558cm" svg:y1="12.299cm" svg:x2="22.466cm" svg:y2="12.246cm">
              <text:p/>
            </draw:line>
            <draw:line draw:style-name="gr172" draw:text-style-name="P10" draw:layer="layout" svg:x1="22.649cm" svg:y1="12.246cm" svg:x2="22.557cm" svg:y2="12.193cm">
              <text:p/>
            </draw:line>
            <draw:line draw:style-name="gr173" draw:text-style-name="P10" draw:layer="layout" svg:x1="22.741cm" svg:y1="12.193cm" svg:x2="22.649cm" svg:y2="12.14cm">
              <text:p/>
            </draw:line>
            <draw:line draw:style-name="gr174" draw:text-style-name="P10" draw:layer="layout" svg:x1="22.879cm" svg:y1="12.219cm" svg:x2="22.787cm" svg:y2="12.166cm">
              <text:p/>
            </draw:line>
            <draw:line draw:style-name="gr175" draw:text-style-name="P10" draw:layer="layout" svg:x1="22.833cm" svg:y1="12.14cm" svg:x2="22.741cm" svg:y2="12.087cm">
              <text:p/>
            </draw:line>
            <draw:line draw:style-name="gr176" draw:text-style-name="P10" draw:layer="layout" svg:x1="22.971cm" svg:y1="12.166cm" svg:x2="22.879cm" svg:y2="12.113cm">
              <text:p/>
            </draw:line>
            <draw:line draw:style-name="gr177" draw:text-style-name="P10" draw:layer="layout" svg:x1="22.236cm" svg:y1="12.591cm" svg:x2="22.144cm" svg:y2="12.538cm">
              <text:p/>
            </draw:line>
            <draw:line draw:style-name="gr178" draw:text-style-name="P10" draw:layer="layout" svg:x1="22.328cm" svg:y1="12.537cm" svg:x2="22.236cm" svg:y2="12.484cm">
              <text:p/>
            </draw:line>
            <draw:polygon draw:style-name="gr179" draw:text-style-name="P6" draw:layer="layout" svg:width="1.284cm" svg:height="0.874cm" svg:x="22.328cm" svg:y="12.246cm" svg:viewBox="0 0 1285 875" draw:points="1285,133 1285,0 0,742 0,875">
              <text:p/>
            </draw:polygon>
            <draw:polygon draw:style-name="gr180" draw:text-style-name="P7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81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182" draw:text-style-name="P10" draw:layer="layout" svg:x1="21.961cm" svg:y1="12.537cm" svg:x2="21.869cm" svg:y2="12.484cm">
              <text:p/>
            </draw:line>
            <draw:line draw:style-name="gr183" draw:text-style-name="P10" draw:layer="layout" svg:x1="22.099cm" svg:y1="12.564cm" svg:x2="22.007cm" svg:y2="12.511cm">
              <text:p/>
            </draw:line>
          </draw:g>
        </draw:g>
        <draw:line draw:style-name="gr60" draw:text-style-name="P15" draw:layer="layout" svg:x1="20.601cm" svg:y1="12.941cm" svg:x2="19.868cm" svg:y2="12.541cm">
          <text:p/>
        </draw:line>
        <draw:path draw:style-name="gr184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85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186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187" draw:text-style-name="P21" draw:layer="layout" svg:width="0.126cm" svg:height="2.424cm" svg:x="7.559cm" svg:y="8.937cm" svg:viewBox="0 0 127 2425" draw:points="0,2425 0,73 127,0 127,2352">
          <text:p/>
        </draw:polygon>
        <draw:polygon draw:style-name="gr188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189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190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191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192" draw:text-style-name="P21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93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194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195" draw:text-style-name="P11" draw:layer="layout" svg:width="2.417cm" svg:height="3.6cm" svg:x="4.584cm" svg:y="10.575cm" svg:viewBox="0 0 2418 3601" draw:points="0,2205 0,0 2418,1396 2418,3601">
              <text:p/>
            </draw:polygon>
            <draw:polygon draw:style-name="gr196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197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198" draw:text-style-name="P7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199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00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01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02" draw:text-style-name="P6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03" draw:text-style-name="P7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04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05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06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07" draw:text-style-name="P6" draw:layer="layout" svg:width="0.197cm" svg:height="0.159cm" svg:x="7.544cm" svg:y="14.481cm" svg:viewBox="0 0 198 160" draw:points="198,46 198,0 0,114 0,160">
                <text:p/>
              </draw:polygon>
              <draw:polygon draw:style-name="gr208" draw:text-style-name="P6" draw:layer="layout" svg:width="0.118cm" svg:height="0.752cm" svg:x="7.702cm" svg:y="13.888cm" svg:viewBox="0 0 119 753" draw:points="119,685 119,0 0,68 0,753">
                <text:p/>
              </draw:polygon>
              <draw:polygon draw:style-name="gr209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10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11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12" draw:text-style-name="P7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13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1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1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1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1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18" draw:text-style-name="P7" draw:layer="layout" svg:width="1.357cm" svg:height="1cm" svg:x="20.186cm" svg:y="12.386cm" svg:viewBox="0 0 1358 1001" draw:points="1358,532 1358,313 815,0 0,469 0,688 543,1001">
              <text:p/>
            </draw:polygon>
            <draw:polygon draw:style-name="gr219" draw:text-style-name="P22" draw:layer="layout" svg:width="0.053cm" svg:height="0.124cm" svg:x="20.838cm" svg:y="13.137cm" svg:viewBox="0 0 54 125" draw:points="54,94 54,0 0,31 0,125">
              <text:p/>
            </draw:polygon>
            <draw:polygon draw:style-name="gr220" draw:text-style-name="P23" draw:layer="layout" svg:width="0.053cm" svg:height="0.593cm" svg:x="20.892cm" svg:y="11.854cm" svg:viewBox="0 0 54 594" draw:points="54,563 54,0 0,0 0,594">
              <text:p/>
            </draw:polygon>
            <draw:polygon draw:style-name="gr221" draw:text-style-name="P23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22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23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4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25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26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7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28" draw:text-style-name="P3" draw:layer="layout" svg:width="1.091cm" svg:height="0.624cm" svg:x="19.526cm" svg:y="13.778cm" svg:viewBox="0 0 1092 625" svg:d="M0 625c0 0 828-230 1018-405 176-161-1-220-127-220 0 80-891 588-891 625z">
            <text:p/>
          </draw:path>
          <draw:g>
            <draw:polygon draw:style-name="gr229" draw:text-style-name="P5" draw:layer="layout" svg:width="2.155cm" svg:height="1.245cm" svg:x="18.251cm" svg:y="13.244cm" svg:viewBox="0 0 2156 1246" draw:points="871,1246 2156,504 1285,0 0,742">
              <text:p/>
            </draw:polygon>
            <draw:polygon draw:style-name="gr230" draw:text-style-name="P16" draw:layer="layout" svg:width="1.421cm" svg:height="0.821cm" svg:x="18.48cm" svg:y="13.377cm" svg:viewBox="0 0 1422 822" draw:points="1422,212 1055,0 0,610 367,822">
              <text:p/>
            </draw:polygon>
            <draw:polygon draw:style-name="gr231" draw:text-style-name="P6" draw:layer="layout" svg:width="1.284cm" svg:height="1.908cm" svg:x="18.251cm" svg:y="12.077cm" svg:viewBox="0 0 1285 1909" draw:points="1285,1167 1285,0 0,742 0,1909">
              <text:p/>
            </draw:polygon>
            <draw:polygon draw:style-name="gr232" draw:text-style-name="P11" draw:layer="layout" svg:width="1.192cm" svg:height="1.669cm" svg:x="18.296cm" svg:y="12.157cm" svg:viewBox="0 0 1193 1670" draw:points="1193,981 1193,0 0,689 0,1670">
              <text:p/>
            </draw:polygon>
            <draw:polygon draw:style-name="gr233" draw:text-style-name="P5" draw:layer="layout" svg:width="1.329cm" svg:height="0.768cm" svg:x="18.205cm" svg:y="12.051cm" svg:viewBox="0 0 1330 769" draw:points="46,769 1330,27 1285,0 0,742">
              <text:p/>
            </draw:polygon>
            <draw:polygon draw:style-name="gr234" draw:text-style-name="P4" draw:layer="layout" svg:width="0.045cm" svg:height="1.192cm" svg:x="18.205cm" svg:y="12.793cm" svg:viewBox="0 0 46 1193" draw:points="46,1193 46,27 0,0 0,1167">
              <text:p/>
            </draw:polygon>
            <draw:polygon draw:style-name="gr235" draw:text-style-name="P4" draw:layer="layout" svg:width="0.87cm" svg:height="0.635cm" svg:x="18.251cm" svg:y="13.986cm" svg:viewBox="0 0 871 636" draw:points="871,636 871,504 0,0 0,133">
              <text:p/>
            </draw:polygon>
            <draw:line draw:style-name="gr236" draw:text-style-name="P10" draw:layer="layout" svg:x1="19.81cm" svg:y1="13.536cm" svg:x2="18.755cm" svg:y2="14.146cm">
              <text:p/>
            </draw:line>
            <draw:line draw:style-name="gr237" draw:text-style-name="P10" draw:layer="layout" svg:x1="19.718cm" svg:y1="13.483cm" svg:x2="18.663cm" svg:y2="14.093cm">
              <text:p/>
            </draw:line>
            <draw:line draw:style-name="gr238" draw:text-style-name="P10" draw:layer="layout" svg:x1="19.626cm" svg:y1="13.43cm" svg:x2="18.571cm" svg:y2="14.04cm">
              <text:p/>
            </draw:line>
            <draw:line draw:style-name="gr239" draw:text-style-name="P10" draw:layer="layout" svg:x1="18.71cm" svg:y1="13.96cm" svg:x2="18.618cm" svg:y2="13.907cm">
              <text:p/>
            </draw:line>
            <draw:line draw:style-name="gr240" draw:text-style-name="P10" draw:layer="layout" svg:x1="18.801cm" svg:y1="13.907cm" svg:x2="18.709cm" svg:y2="13.854cm">
              <text:p/>
            </draw:line>
            <draw:line draw:style-name="gr241" draw:text-style-name="P10" draw:layer="layout" svg:x1="18.893cm" svg:y1="13.854cm" svg:x2="18.801cm" svg:y2="13.801cm">
              <text:p/>
            </draw:line>
            <draw:line draw:style-name="gr242" draw:text-style-name="P10" draw:layer="layout" svg:x1="18.847cm" svg:y1="13.986cm" svg:x2="18.755cm" svg:y2="13.933cm">
              <text:p/>
            </draw:line>
            <draw:line draw:style-name="gr243" draw:text-style-name="P10" draw:layer="layout" svg:x1="18.939cm" svg:y1="13.933cm" svg:x2="18.847cm" svg:y2="13.88cm">
              <text:p/>
            </draw:line>
            <draw:line draw:style-name="gr244" draw:text-style-name="P10" draw:layer="layout" svg:x1="19.03cm" svg:y1="13.88cm" svg:x2="18.938cm" svg:y2="13.827cm">
              <text:p/>
            </draw:line>
            <draw:line draw:style-name="gr245" draw:text-style-name="P10" draw:layer="layout" svg:x1="18.985cm" svg:y1="13.801cm" svg:x2="18.893cm" svg:y2="13.748cm">
              <text:p/>
            </draw:line>
            <draw:line draw:style-name="gr246" draw:text-style-name="P10" draw:layer="layout" svg:x1="19.122cm" svg:y1="13.827cm" svg:x2="19.03cm" svg:y2="13.774cm">
              <text:p/>
            </draw:line>
            <draw:line draw:style-name="gr247" draw:text-style-name="P10" draw:layer="layout" svg:x1="19.077cm" svg:y1="13.748cm" svg:x2="18.985cm" svg:y2="13.695cm">
              <text:p/>
            </draw:line>
            <draw:line draw:style-name="gr248" draw:text-style-name="P10" draw:layer="layout" svg:x1="19.168cm" svg:y1="13.695cm" svg:x2="19.076cm" svg:y2="13.642cm">
              <text:p/>
            </draw:line>
            <draw:line draw:style-name="gr249" draw:text-style-name="P10" draw:layer="layout" svg:x1="19.26cm" svg:y1="13.642cm" svg:x2="19.168cm" svg:y2="13.589cm">
              <text:p/>
            </draw:line>
            <draw:line draw:style-name="gr250" draw:text-style-name="P10" draw:layer="layout" svg:x1="19.214cm" svg:y1="13.774cm" svg:x2="19.122cm" svg:y2="13.721cm">
              <text:p/>
            </draw:line>
            <draw:line draw:style-name="gr251" draw:text-style-name="P10" draw:layer="layout" svg:x1="19.306cm" svg:y1="13.721cm" svg:x2="19.214cm" svg:y2="13.668cm">
              <text:p/>
            </draw:line>
            <draw:line draw:style-name="gr252" draw:text-style-name="P10" draw:layer="layout" svg:x1="19.397cm" svg:y1="13.668cm" svg:x2="19.305cm" svg:y2="13.615cm">
              <text:p/>
            </draw:line>
            <draw:line draw:style-name="gr253" draw:text-style-name="P10" draw:layer="layout" svg:x1="19.352cm" svg:y1="13.589cm" svg:x2="19.26cm" svg:y2="13.536cm">
              <text:p/>
            </draw:line>
            <draw:line draw:style-name="gr254" draw:text-style-name="P10" draw:layer="layout" svg:x1="19.489cm" svg:y1="13.615cm" svg:x2="19.397cm" svg:y2="13.562cm">
              <text:p/>
            </draw:line>
            <draw:line draw:style-name="gr255" draw:text-style-name="P10" draw:layer="layout" svg:x1="19.443cm" svg:y1="13.536cm" svg:x2="19.351cm" svg:y2="13.483cm">
              <text:p/>
            </draw:line>
            <draw:line draw:style-name="gr256" draw:text-style-name="P10" draw:layer="layout" svg:x1="19.535cm" svg:y1="13.483cm" svg:x2="19.443cm" svg:y2="13.43cm">
              <text:p/>
            </draw:line>
            <draw:line draw:style-name="gr257" draw:text-style-name="P10" draw:layer="layout" svg:x1="19.581cm" svg:y1="13.562cm" svg:x2="19.489cm" svg:y2="13.509cm">
              <text:p/>
            </draw:line>
            <draw:line draw:style-name="gr258" draw:text-style-name="P10" draw:layer="layout" svg:x1="18.985cm" svg:y1="14.013cm" svg:x2="18.893cm" svg:y2="13.96cm">
              <text:p/>
            </draw:line>
            <draw:line draw:style-name="gr259" draw:text-style-name="P10" draw:layer="layout" svg:x1="19.077cm" svg:y1="13.96cm" svg:x2="18.985cm" svg:y2="13.907cm">
              <text:p/>
            </draw:line>
            <draw:line draw:style-name="gr260" draw:text-style-name="P10" draw:layer="layout" svg:x1="19.168cm" svg:y1="13.907cm" svg:x2="19.076cm" svg:y2="13.854cm">
              <text:p/>
            </draw:line>
            <draw:line draw:style-name="gr261" draw:text-style-name="P10" draw:layer="layout" svg:x1="19.214cm" svg:y1="13.986cm" svg:x2="19.122cm" svg:y2="13.933cm">
              <text:p/>
            </draw:line>
            <draw:line draw:style-name="gr262" draw:text-style-name="P10" draw:layer="layout" svg:x1="19.306cm" svg:y1="13.933cm" svg:x2="19.214cm" svg:y2="13.88cm">
              <text:p/>
            </draw:line>
            <draw:line draw:style-name="gr263" draw:text-style-name="P10" draw:layer="layout" svg:x1="19.26cm" svg:y1="13.854cm" svg:x2="19.168cm" svg:y2="13.801cm">
              <text:p/>
            </draw:line>
            <draw:line draw:style-name="gr264" draw:text-style-name="P10" draw:layer="layout" svg:x1="19.352cm" svg:y1="13.801cm" svg:x2="19.26cm" svg:y2="13.748cm">
              <text:p/>
            </draw:line>
            <draw:line draw:style-name="gr265" draw:text-style-name="P10" draw:layer="layout" svg:x1="19.443cm" svg:y1="13.748cm" svg:x2="19.351cm" svg:y2="13.695cm">
              <text:p/>
            </draw:line>
            <draw:line draw:style-name="gr266" draw:text-style-name="P10" draw:layer="layout" svg:x1="19.535cm" svg:y1="13.695cm" svg:x2="19.443cm" svg:y2="13.642cm">
              <text:p/>
            </draw:line>
            <draw:line draw:style-name="gr267" draw:text-style-name="P10" draw:layer="layout" svg:x1="19.673cm" svg:y1="13.721cm" svg:x2="19.581cm" svg:y2="13.668cm">
              <text:p/>
            </draw:line>
            <draw:line draw:style-name="gr268" draw:text-style-name="P10" draw:layer="layout" svg:x1="19.627cm" svg:y1="13.642cm" svg:x2="19.535cm" svg:y2="13.589cm">
              <text:p/>
            </draw:line>
            <draw:line draw:style-name="gr269" draw:text-style-name="P10" draw:layer="layout" svg:x1="19.765cm" svg:y1="13.668cm" svg:x2="19.673cm" svg:y2="13.615cm">
              <text:p/>
            </draw:line>
            <draw:line draw:style-name="gr270" draw:text-style-name="P10" draw:layer="layout" svg:x1="19.03cm" svg:y1="14.093cm" svg:x2="18.938cm" svg:y2="14.04cm">
              <text:p/>
            </draw:line>
            <draw:line draw:style-name="gr271" draw:text-style-name="P10" draw:layer="layout" svg:x1="19.122cm" svg:y1="14.039cm" svg:x2="19.03cm" svg:y2="13.986cm">
              <text:p/>
            </draw:line>
            <draw:polygon draw:style-name="gr272" draw:text-style-name="P6" draw:layer="layout" svg:width="1.284cm" svg:height="0.874cm" svg:x="19.122cm" svg:y="13.748cm" svg:viewBox="0 0 1285 875" draw:points="1285,133 1285,0 0,742 0,875">
              <text:p/>
            </draw:polygon>
            <draw:polygon draw:style-name="gr273" draw:text-style-name="P7" draw:layer="layout" svg:width="2.201cm" svg:height="2.571cm" svg:x="18.204cm" svg:y="12.051cm" svg:viewBox="0 0 2202 2572" draw:points="1285,0 0,742 0,1909 46,1936 46,2068 918,2572 2202,1830 2202,1697 1331,1193 1331,27">
              <text:p/>
            </draw:polygon>
            <draw:polygon draw:style-name="gr274" draw:text-style-name="P17" draw:layer="layout" svg:width="0.55cm" svg:height="0.317cm" svg:x="19.305cm" svg:y="13.827cm" svg:viewBox="0 0 551 318" draw:points="551,133 321,0 0,186 229,318">
              <text:p/>
            </draw:polygon>
            <draw:line draw:style-name="gr275" draw:text-style-name="P10" draw:layer="layout" svg:x1="18.755cm" svg:y1="14.039cm" svg:x2="18.663cm" svg:y2="13.986cm">
              <text:p/>
            </draw:line>
            <draw:line draw:style-name="gr276" draw:text-style-name="P10" draw:layer="layout" svg:x1="18.893cm" svg:y1="14.066cm" svg:x2="18.801cm" svg:y2="14.013cm">
              <text:p/>
            </draw:line>
          </draw:g>
        </draw:g>
        <draw:frame draw:style-name="gr224" draw:text-style-name="P2" draw:layer="layout" svg:width="2.542cm" svg:height="1.559cm" svg:x="19.297cm" svg:y="14.231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etherne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6-30T17:46:31.785000000</dc:date>
    <meta:editing-duration>PT28M56S</meta:editing-duration>
    <meta:editing-cycles>1</meta:editing-cycles>
    <meta:document-statistic meta:object-count="314"/>
  </office:meta>
</office:document-meta>
</file>